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arison-based <text:span text:style-name="T1">sorting (compare a[i] to a[i]0</text:span></text:p>
      <text:p text:style-name="P1"><text:span text:style-name="T1"/></text:p>
      <text:p text:style-name="P2"><text:span text:style-name="T1">Theorem</text:span><text:span text:style-name="T2"> No comparison-based sorting algorithm can do better than ~n log n in the worst case.</text:span></text:p>
      <text:p text:style-name="P2"><text:span text:style-name="T2"/></text:p>
      <text:p text:style-name="P2"><text:span text:style-name="T2">Shortest possible binary tree with n! Leaves must have height (n!)</text:span></text:p>
      <text:p text:style-name="P2"><text:span text:style-name="T2"/></text:p>
      <text:p text:style-name="P2"><text:span text:style-name="T2">log(ab) = log(a) + log(b) = log( n(n-1) (n-2) (n-3) … (2) (1))</text:span></text:p>
      <text:p text:style-name="P2"><text:span text:style-name="T2"><text:tab/> = logn + log(n-1)+log(n-2) + ….. + log(2) + log(1) &gt;= (n/2)log(n/2) = (1/2)nlogn-(n/2)</text:span></text:p>
      <text:p text:style-name="P2"><text:span text:style-name="T2"><text:tab/> &lt;= log n + log n + log n + log n + log n ….. + log 2 + log 1</text:span></text:p>
      <text:p text:style-name="P2"><text:span text:style-name="T2"><text:tab/> = n log n</text:span></text:p>
      <text:p text:style-name="P2"><text:span text:style-name="T2"/></text:p>
      <text:p text:style-name="P2"><text:span text:style-name="T2"/></text:p>
      <text:p text:style-name="P2"><text:span text:style-name="T2">**** Divide and conquer – split a problem into smaller versions, solve, then combi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CS250<text:tab/>IC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en Licastro</meta:initial-creator>
    <meta:creation-date>2012-09-21T11:10:17</meta:creation-date>
    <dc:date>2012-09-21T11:48:49</dc:date>
    <dc:creator>Braden Licastro</dc:creator>
    <meta:editing-duration>PT8M10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9" meta:word-count="102" meta:character-count="522" meta:non-whitespace-character-count="423"/>
  </office:meta>
</office:document-meta>
</file>